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Fine_20_Dashed" svg:stroke-width="0.051cm" draw:marker-start-width="0.584cm" draw:marker-end="Triangle_20_unfille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draw:marker-start-width="0.584cm" draw:marker-end="Triangle_20_unfilled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Fine_20_Dashed" svg:stroke-width="0.051cm" draw:marker-start-width="0.584cm" draw:marker-end="Rounded_20_short_20_Arrow" draw:marker-end-width="0.508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457cm" draw:marker-end="Short_20_line_20_Arrow" draw:marker-end-width="0.559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draw:fill-color="#ffffff" draw:textarea-horizontal-align="justify" draw:textarea-vertical-align="middle" draw:auto-grow-height="false"/>
    </style:style>
    <style:style style:name="gr8" style:family="graphic">
      <style:graphic-properties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102cm" svg:stroke-color="#000000" draw:marker-start-width="0.61cm" draw:marker-end-width="0.61cm" draw:fill="solid" draw:fill-color="#eeeeee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fo:font-style="italic" style:font-style-asian="italic" style:font-style-complex="italic"/>
    </style:style>
    <style:style style:name="P4" style:family="paragraph">
      <style:paragraph-properties fo:text-align="center"/>
      <style:text-properties fo:color="#000000" fo:font-style="normal" fo:font-weight="bold" style:font-style-asian="normal" style:font-weight-asian="bold" style:font-style-complex="normal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paragraph-properties fo:text-align="center"/>
      <style:text-properties fo:color="#000000" fo:font-size="18pt" fo:font-style="italic" style:font-style-asian="italic" style:font-style-complex="italic"/>
    </style:style>
    <style:style style:name="P8" style:family="paragraph">
      <style:paragraph-properties fo:text-align="center"/>
      <style:text-properties fo:color="#000000" fo:font-size="18pt"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1.5cm" svg:x="12cm" svg:y="1.5cm">
          <text:p text:style-name="P1"><text:span text:style-name="T1">&lt;&lt;interface&gt;&gt; </text:span></text:p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7cm" svg:height="1.2cm" svg:x="11.6cm" svg:y="7.5cm">
          <text:p text:style-name="P1"><text:span text:style-name="T2">Abstract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9cm" svg:height="1.2cm" svg:x="8.1cm" svg:y="10.5cm">
          <text:p text:style-name="P1"><text:span text:style-name="T2">Abstract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6cm" svg:height="1.2cm" svg:x="16.3cm" svg:y="10.5cm">
          <text:p text:style-name="P1"><text:span text:style-name="T2">Abstract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cm" svg:height="1.2cm" svg:x="16.6cm" svg:y="13.6cm">
          <text:p text:style-name="P1"><text:span text:style-name="T3">Hash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7cm" svg:height="1.2cm" svg:x="10.6cm" svg:y="13.6cm">
          <text:p text:style-name="P1"><text:span text:style-name="T3">Array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7cm" svg:height="1.2cm" svg:x="3.5cm" svg:y="13.6cm">
          <text:p text:style-name="P1"><text:span text:style-name="T2">AbstractSequential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2cm" svg:x="4.8cm" svg:y="17.1cm">
          <text:p text:style-name="P1"><text:span text:style-name="T3">LinkedList</text:span></text:p>
          <draw:enhanced-geometry svg:viewBox="0 0 21600 21600" draw:type="rectangle" draw:enhanced-path="M 0 0 L 21600 0 21600 21600 0 21600 0 0 Z N"/>
        </draw:custom-shape>
        <draw:line draw:style-name="gr3" draw:layer="layout" svg:x1="12.5cm" svg:y1="4.5cm" svg:x2="12.5cm" svg:y2="3cm">
          <text:p/>
        </draw:line>
        <draw:custom-shape draw:style-name="gr1" draw:text-style-name="P2" draw:layer="layout" svg:width="5.2cm" svg:height="1.5cm" svg:x="7.8cm" svg:y="4.6cm">
          <text:p text:style-name="P1"><text:span text:style-name="T1">&lt;&lt;interface&gt;&gt; </text:span></text:p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2cm" svg:height="1.5cm" svg:x="16.2cm" svg:y="4.6cm">
          <text:p text:style-name="P1"><text:span text:style-name="T1">&lt;&lt;interface&gt;&gt; </text:span></text:p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3" draw:layer="layout" svg:x1="16.8cm" svg:y1="4.5cm" svg:x2="16.8cm" svg:y2="3cm">
          <text:p/>
        </draw:line>
        <draw:line draw:style-name="gr4" draw:layer="layout" svg:x1="14.5cm" svg:y1="7.5cm" svg:x2="14.5cm" svg:y2="3cm">
          <text:p/>
        </draw:line>
        <draw:line draw:style-name="gr3" draw:layer="layout" svg:x1="12cm" svg:y1="10.5cm" svg:x2="12cm" svg:y2="8.7cm">
          <text:p/>
        </draw:line>
        <draw:line draw:style-name="gr4" draw:layer="layout" svg:x1="10.5cm" svg:y1="10.5cm" svg:x2="10.5cm" svg:y2="6.1cm">
          <text:p/>
        </draw:line>
        <draw:line draw:style-name="gr4" draw:layer="layout" svg:x1="19cm" svg:y1="10.5cm" svg:x2="19cm" svg:y2="6.1cm">
          <text:p/>
        </draw:line>
        <draw:line draw:style-name="gr5" draw:layer="layout" svg:x1="12cm" svg:y1="10.5cm" svg:x2="12cm" svg:y2="8.7cm">
          <text:p/>
        </draw:line>
        <draw:line draw:style-name="gr5" draw:layer="layout" svg:x1="16.8cm" svg:y1="10.5cm" svg:x2="16.8cm" svg:y2="8.7cm">
          <text:p/>
        </draw:line>
        <draw:line draw:style-name="gr5" draw:layer="layout" svg:x1="17.9cm" svg:y1="13.5cm" svg:x2="17.9cm" svg:y2="11.7cm">
          <text:p/>
        </draw:line>
        <draw:line draw:style-name="gr5" draw:layer="layout" svg:x1="9cm" svg:y1="13.5cm" svg:x2="9cm" svg:y2="11.7cm">
          <text:p/>
        </draw:line>
        <draw:line draw:style-name="gr5" draw:layer="layout" svg:x1="12.1cm" svg:y1="13.5cm" svg:x2="12.1cm" svg:y2="11.7cm">
          <text:p/>
        </draw:line>
        <draw:line draw:style-name="gr5" draw:layer="layout" svg:x1="7cm" svg:y1="17cm" svg:x2="7cm" svg:y2="14.8cm">
          <text:p/>
        </draw:line>
        <draw:custom-shape draw:style-name="gr1" draw:text-style-name="P3" draw:layer="layout" svg:width="5.5cm" svg:height="1.7cm" svg:x="21.5cm" svg:y="10cm">
          <text:p text:style-name="P1"><text:span text:style-name="T2">&lt;&lt;interface&gt;</text:span></text:p>
          <text:p text:style-name="P1"><text:span text:style-name="T2">Navigable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7cm" svg:height="1.2cm" svg:x="20.4cm" svg:y="13.6cm">
          <text:p text:style-name="P1"><text:span text:style-name="T3">TreeSet</text:span></text:p>
          <draw:enhanced-geometry svg:viewBox="0 0 21600 21600" draw:type="rectangle" draw:enhanced-path="M 0 0 L 21600 0 21600 21600 0 21600 0 0 Z N"/>
        </draw:custom-shape>
        <draw:line draw:style-name="gr5" draw:layer="layout" svg:x1="20.7cm" svg:y1="13.5cm" svg:x2="20.7cm" svg:y2="11.7cm">
          <text:p/>
        </draw:line>
        <draw:line draw:style-name="gr4" draw:layer="layout" svg:x1="23.6cm" svg:y1="13.5cm" svg:x2="23.6cm" svg:y2="11.7cm">
          <text:p/>
        </draw:line>
        <draw:line draw:style-name="gr3" draw:layer="layout" svg:x1="23.1cm" svg:y1="10cm" svg:x2="23.1cm" svg:y2="9cm">
          <text:p/>
        </draw:line>
        <draw:line draw:style-name="gr3" draw:layer="layout" svg:x1="20.5cm" svg:y1="7.5cm" svg:x2="20.5cm" svg:y2="6cm">
          <text:p/>
        </draw:line>
        <draw:custom-shape draw:style-name="gr1" draw:text-style-name="P2" draw:layer="layout" svg:width="5.2cm" svg:height="1.5cm" svg:x="20cm" svg:y="7.5cm">
          <text:p text:style-name="P1"><text:span text:style-name="T1">&lt;&lt;interface&gt;&gt; </text:span></text:p>
          <text:p text:style-name="P1"><text:span text:style-name="T1">Sorted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1.2cm" svg:x="11.8cm" svg:y="16.7cm">
          <text:p text:style-name="P1"><text:span text:style-name="T3">ArrayList.SubList</text:span></text:p>
          <draw:enhanced-geometry svg:viewBox="0 0 21600 21600" draw:type="rectangle" draw:enhanced-path="M 0 0 L 21600 0 21600 21600 0 21600 0 0 Z N"/>
        </draw:custom-shape>
        <draw:line draw:style-name="gr5" draw:layer="layout" svg:x1="14.8cm" svg:y1="16.7cm" svg:x2="14.8cm" svg:y2="11.7cm">
          <text:p/>
        </draw:line>
        <draw:line draw:style-name="gr6" draw:text-style-name="P1" draw:layer="layout" svg:x1="12.5cm" svg:y1="14.8cm" svg:x2="13.5cm" svg:y2="16.5cm">
          <text:p/>
        </draw:line>
        <draw:custom-shape draw:style-name="gr2" draw:text-style-name="P4" draw:layer="layout" svg:width="4.6cm" svg:height="1.2cm" svg:x="1.5cm" svg:y="1.5cm">
          <text:p text:style-name="P1"><text:span text:style-name="T3">ClientClas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2cm" svg:y1="2.7cm" svg:x2="7.7cm" svg:y2="4.9cm">
          <text:p/>
        </draw:line>
      </draw:page>
      <draw:page draw:name="page2" draw:style-name="dp1" draw:master-page-name="Default">
        <draw:custom-shape draw:style-name="gr7" draw:text-style-name="P6" draw:layer="Layout" svg:width="5.2cm" svg:height="1.5cm" svg:x="12cm" svg:y="1.5cm">
          <text:p text:style-name="P5"><text:span text:style-name="T1">&lt;&lt;interface&gt;&gt; </text:span></text:p>
          <text:p text:style-name="P5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cm" svg:height="1.2cm" svg:x="11.6cm" svg:y="7.5cm">
          <text:p text:style-name="P5"><text:span text:style-name="T2">Abstract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9cm" svg:height="1.2cm" svg:x="8.1cm" svg:y="10.5cm">
          <text:p text:style-name="P5"><text:span text:style-name="T2">Abstract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6cm" svg:height="1.2cm" svg:x="16.3cm" svg:y="10.5cm">
          <text:p text:style-name="P5"><text:span text:style-name="T2">AbstractSe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2cm" svg:height="1.2cm" svg:x="16.6cm" svg:y="13.6cm">
          <text:p text:style-name="P5"><text:span text:style-name="T3">HashSe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7cm" svg:height="1.2cm" svg:x="10.6cm" svg:y="13.6cm">
          <text:p text:style-name="P5"><text:span text:style-name="T3">Array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.7cm" svg:height="1.2cm" svg:x="3.5cm" svg:y="13.6cm">
          <text:p text:style-name="P5"><text:span text:style-name="T2">AbstractSequentialLis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6cm" svg:height="1.2cm" svg:x="4.8cm" svg:y="17.1cm">
          <text:p text:style-name="P5"><text:span text:style-name="T3">LinkedList</text:span></text:p>
          <draw:enhanced-geometry svg:viewBox="0 0 21600 21600" draw:type="rectangle" draw:enhanced-path="M 0 0 L 21600 0 21600 21600 0 21600 0 0 Z N"/>
        </draw:custom-shape>
        <draw:line draw:style-name="gr3" draw:layer="layout" svg:x1="12.5cm" svg:y1="4.5cm" svg:x2="12.5cm" svg:y2="3cm">
          <text:p/>
        </draw:line>
        <draw:custom-shape draw:style-name="gr7" draw:text-style-name="P6" draw:layer="Layout" svg:width="5.2cm" svg:height="1.5cm" svg:x="7.8cm" svg:y="4.6cm">
          <text:p text:style-name="P5"><text:span text:style-name="T1">&lt;&lt;interface&gt;&gt; </text:span></text:p>
          <text:p text:style-name="P5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2cm" svg:height="1.5cm" svg:x="16.2cm" svg:y="4.6cm">
          <text:p text:style-name="P5"><text:span text:style-name="T1">&lt;&lt;interface&gt;&gt; </text:span></text:p>
          <text:p text:style-name="P5"><text:span text:style-name="T1">Set</text:span></text:p>
          <draw:enhanced-geometry svg:viewBox="0 0 21600 21600" draw:type="rectangle" draw:enhanced-path="M 0 0 L 21600 0 21600 21600 0 21600 0 0 Z N"/>
        </draw:custom-shape>
        <draw:line draw:style-name="gr3" draw:layer="layout" svg:x1="16.8cm" svg:y1="4.5cm" svg:x2="16.8cm" svg:y2="3cm">
          <text:p/>
        </draw:line>
        <draw:line draw:style-name="gr4" draw:layer="layout" svg:x1="14.5cm" svg:y1="7.5cm" svg:x2="14.5cm" svg:y2="3cm">
          <text:p/>
        </draw:line>
        <draw:line draw:style-name="gr3" draw:layer="layout" svg:x1="12cm" svg:y1="10.5cm" svg:x2="12cm" svg:y2="8.7cm">
          <text:p/>
        </draw:line>
        <draw:line draw:style-name="gr4" draw:layer="layout" svg:x1="10.5cm" svg:y1="10.5cm" svg:x2="10.5cm" svg:y2="6.1cm">
          <text:p/>
        </draw:line>
        <draw:line draw:style-name="gr4" draw:layer="layout" svg:x1="19cm" svg:y1="10.5cm" svg:x2="19cm" svg:y2="6.1cm">
          <text:p/>
        </draw:line>
        <draw:line draw:style-name="gr5" draw:layer="layout" svg:x1="12cm" svg:y1="10.5cm" svg:x2="12cm" svg:y2="8.7cm">
          <text:p/>
        </draw:line>
        <draw:line draw:style-name="gr5" draw:layer="layout" svg:x1="16.8cm" svg:y1="10.5cm" svg:x2="16.8cm" svg:y2="8.7cm">
          <text:p/>
        </draw:line>
        <draw:line draw:style-name="gr5" draw:layer="layout" svg:x1="17.9cm" svg:y1="13.5cm" svg:x2="17.9cm" svg:y2="11.7cm">
          <text:p/>
        </draw:line>
        <draw:line draw:style-name="gr5" draw:layer="layout" svg:x1="9cm" svg:y1="13.5cm" svg:x2="9cm" svg:y2="11.7cm">
          <text:p/>
        </draw:line>
        <draw:line draw:style-name="gr5" draw:layer="layout" svg:x1="12.1cm" svg:y1="13.5cm" svg:x2="12.1cm" svg:y2="11.7cm">
          <text:p/>
        </draw:line>
        <draw:line draw:style-name="gr5" draw:layer="layout" svg:x1="7cm" svg:y1="17cm" svg:x2="7cm" svg:y2="14.8cm">
          <text:p/>
        </draw:line>
        <draw:custom-shape draw:style-name="gr7" draw:text-style-name="P7" draw:layer="Layout" svg:width="5.5cm" svg:height="1.7cm" svg:x="21.5cm" svg:y="10cm">
          <text:p text:style-name="P5"><text:span text:style-name="T2">&lt;&lt;interface&gt;</text:span></text:p>
          <text:p text:style-name="P5"><text:span text:style-name="T2">NavigableSe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7cm" svg:height="1.2cm" svg:x="20.4cm" svg:y="13.6cm">
          <text:p text:style-name="P5"><text:span text:style-name="T3">TreeSet</text:span></text:p>
          <draw:enhanced-geometry svg:viewBox="0 0 21600 21600" draw:type="rectangle" draw:enhanced-path="M 0 0 L 21600 0 21600 21600 0 21600 0 0 Z N"/>
        </draw:custom-shape>
        <draw:line draw:style-name="gr5" draw:layer="layout" svg:x1="20.7cm" svg:y1="13.5cm" svg:x2="20.7cm" svg:y2="11.7cm">
          <text:p/>
        </draw:line>
        <draw:line draw:style-name="gr4" draw:layer="layout" svg:x1="23.6cm" svg:y1="13.5cm" svg:x2="23.6cm" svg:y2="11.7cm">
          <text:p/>
        </draw:line>
        <draw:line draw:style-name="gr3" draw:layer="layout" svg:x1="23.1cm" svg:y1="10cm" svg:x2="23.1cm" svg:y2="9cm">
          <text:p/>
        </draw:line>
        <draw:line draw:style-name="gr3" draw:layer="layout" svg:x1="20.5cm" svg:y1="7.5cm" svg:x2="20.5cm" svg:y2="6cm">
          <text:p/>
        </draw:line>
        <draw:custom-shape draw:style-name="gr7" draw:text-style-name="P6" draw:layer="Layout" svg:width="5.2cm" svg:height="1.5cm" svg:x="20cm" svg:y="7.5cm">
          <text:p text:style-name="P5"><text:span text:style-name="T1">&lt;&lt;interface&gt;&gt; </text:span></text:p>
          <text:p text:style-name="P5"><text:span text:style-name="T1">SortedSe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cm" svg:height="1.2cm" svg:x="11.8cm" svg:y="16.7cm">
          <text:p text:style-name="P5"><text:span text:style-name="T3">ArrayList.SubList</text:span></text:p>
          <draw:enhanced-geometry svg:viewBox="0 0 21600 21600" draw:type="rectangle" draw:enhanced-path="M 0 0 L 21600 0 21600 21600 0 21600 0 0 Z N"/>
        </draw:custom-shape>
        <draw:line draw:style-name="gr5" draw:layer="layout" svg:x1="14.8cm" svg:y1="16.7cm" svg:x2="14.8cm" svg:y2="11.7cm">
          <text:p/>
        </draw:line>
        <draw:line draw:style-name="gr6" draw:text-style-name="P1" draw:layer="layout" svg:x1="12.5cm" svg:y1="14.8cm" svg:x2="13.5cm" svg:y2="16.5cm">
          <text:p/>
        </draw:line>
        <draw:frame draw:style-name="gr9" draw:text-style-name="P9" draw:layer="layout" svg:width="1.628cm" svg:height="1.064cm" svg:x="12.2cm" svg:y="3.736cm">
          <draw:text-box>
            <text:p text:style-name="P9">ISP</text:p>
          </draw:text-box>
        </draw:frame>
        <draw:frame draw:style-name="gr9" draw:text-style-name="P9" draw:layer="layout" svg:width="1.908cm" svg:height="1.064cm" svg:x="11cm" svg:y="15cm">
          <draw:text-box>
            <text:p text:style-name="P9">SRP</text:p>
          </draw:text-box>
        </draw:frame>
        <draw:custom-shape draw:style-name="gr8" draw:text-style-name="P8" draw:layer="Layout" svg:width="4.6cm" svg:height="1.2cm" svg:x="1.5cm" svg:y="1.5cm">
          <text:p text:style-name="P5"><text:span text:style-name="T3">ClientClas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2cm" svg:y1="2.7cm" svg:x2="7.7cm" svg:y2="4.9cm">
          <text:p/>
        </draw:line>
        <draw:frame draw:style-name="gr9" draw:text-style-name="P9" draw:layer="layout" svg:width="1.662cm" svg:height="1.064cm" svg:x="4.5cm" svg:y="3.436cm">
          <draw:text-box>
            <text:p text:style-name="P9">DIP</text:p>
          </draw:text-box>
        </draw:frame>
        <draw:frame draw:style-name="gr9" draw:text-style-name="P9" draw:layer="layout" svg:width="1.802cm" svg:height="1.064cm" svg:x="5.5cm" svg:y="15.5cm">
          <draw:text-box>
            <text:p text:style-name="P9">LSP</text:p>
          </draw:text-box>
        </draw:frame>
        <draw:frame draw:style-name="gr9" draw:text-style-name="P9" draw:layer="layout" svg:width="1.98cm" svg:height="1.064cm" svg:x="10.972cm" svg:y="9.636cm">
          <draw:text-box>
            <text:p text:style-name="P9">OC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1M52S</meta:editing-duration>
    <meta:editing-cycles>19</meta:editing-cycles>
    <meta:generator>LibreOffice/4.2.8.2$Linux_X86_64 LibreOffice_project/420m0$Build-2</meta:generator>
    <dc:date>2015-12-17T11:00:47.165646145</dc:date>
    <meta:document-statistic meta:object-count="73"/>
  </office:meta>
</office:document-meta>
</file>